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14004" draw:textarea-vertical-align="middle"/>
    </style:style>
    <style:style style:name="gr2" style:family="graphic" style:parent-style-name="standard">
      <style:graphic-properties draw:fill-color="#336699" draw:textarea-vertical-align="middle"/>
    </style:style>
    <style:style style:name="gr3" style:family="graphic" style:parent-style-name="standard">
      <style:graphic-properties draw:stroke-linejoin="round" draw:textarea-vertical-align="middle"/>
    </style:style>
    <style:style style:name="gr4" style:family="graphic" style:parent-style-name="standard">
      <style:graphic-properties draw:stroke-linejoin="round" draw:fill-color="#9966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e0021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7e0021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26pt" style:font-size-asian="26pt" style:font-size-complex="26pt"/>
    </style:style>
    <style:style style:name="T3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5.94cm" svg:height="19.575cm" svg:x="1cm" svg:y="1cm">
            <text:p/>
          </draw:rect>
          <draw:rect draw:style-name="gr2" draw:text-style-name="P2" draw:layer="layout" svg:width="5.896cm" svg:height="13.252cm" svg:x="19.865cm" svg:y="3.108cm">
            <text:p text:style-name="P2"><text:span text:style-name="T1">Runtime</text:span></text:p>
            <text:p text:style-name="P2"><text:span text:style-name="T1">System</text:span></text:p>
          </draw:rect>
          <draw:rect draw:style-name="gr3" draw:text-style-name="P3" draw:layer="layout" svg:width="15.034cm" svg:height="6.023cm" svg:x="2.179cm" svg:y="2.807cm">
            <text:p text:style-name="P3"><text:span text:style-name="T1">JIT (Just-In-Time) Compiler</text:span></text:p>
            <text:p text:style-name="P3"><text:span text:style-name="T2">(Helps speed up execution)</text:span></text:p>
          </draw:rect>
          <draw:rect draw:style-name="gr4" draw:text-style-name="P4" draw:layer="layout" svg:width="15.113cm" svg:height="6.023cm" svg:x="2.143cm" svg:y="10.939cm">
            <text:p text:style-name="P4"><text:span text:style-name="T1">Java Interpreter</text:span></text:p>
            <text:p text:style-name="P3"><text:span text:style-name="T3">(Converts bytecode into </text:span></text:p>
            <text:p text:style-name="P3"><text:span text:style-name="T3">machine code)</text:span></text:p>
          </draw:rect>
          <draw:frame draw:style-name="gr5" draw:text-style-name="P5" draw:layer="layout" svg:width="5.896cm" svg:height="3.026cm" svg:x="11.022cm" svg:y="17.564cm">
            <draw:text-box>
              <text:p text:style-name="P5"><text:span text:style-name="T4">JV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 Adhikari</meta:initial-creator>
    <meta:creation-date>2018-01-12T01:55:08</meta:creation-date>
    <dc:date>2018-01-12T02:12:02</dc:date>
    <dc:creator>Krishna  Adhikari</dc:creator>
    <meta:editing-duration>PT1M43S</meta:editing-duration>
    <meta:editing-cycles>1</meta:editing-cycles>
    <meta:document-statistic meta:object-count="6"/>
    <meta:generator>OpenOffice/4.1.3$Unix OpenOffice.org_project/413m1$Build-9783</meta:generator>
  </office:meta>
</office:document-meta>
</file>